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ae0e" officeooo:paragraph-rsid="001eae0e"/>
    </style:style>
    <style:style style:name="P2" style:family="paragraph" style:parent-style-name="Standard">
      <style:paragraph-properties fo:text-align="justify" style:justify-single-word="false"/>
      <style:text-properties officeooo:paragraph-rsid="001eae0e"/>
    </style:style>
    <style:style style:name="P3" style:family="paragraph" style:parent-style-name="Standard">
      <style:paragraph-properties fo:text-align="justify" style:justify-single-word="false"/>
      <style:text-properties officeooo:rsid="002175de" officeooo:paragraph-rsid="002175de"/>
    </style:style>
    <style:style style:name="P4" style:family="paragraph" style:parent-style-name="Preformatted_20_Text">
      <style:text-properties style:font-name="Arial" fo:font-size="12pt" officeooo:paragraph-rsid="00250fce" style:font-size-asian="12pt" style:font-size-complex="12pt"/>
    </style:style>
    <style:style style:name="P5" style:family="paragraph" style:parent-style-name="Preformatted_20_Text">
      <style:paragraph-properties fo:margin-top="0cm" fo:margin-bottom="0.499cm" style:contextual-spacing="false" fo:text-align="justify" style:justify-single-word="false"/>
      <style:text-properties style:font-name="Arial" fo:font-size="12pt" officeooo:paragraph-rsid="00250fce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officeooo:rsid="002175de" officeooo:paragraph-rsid="002175de"/>
    </style:style>
    <style:style style:name="P7" style:family="paragraph" style:parent-style-name="Standard">
      <style:paragraph-properties fo:text-align="justify" style:justify-single-word="false"/>
      <style:text-properties officeooo:rsid="00250fce" officeooo:paragraph-rsid="00250fce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50fce" officeooo:paragraph-rsid="00250fc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eae0e" officeooo:paragraph-rsid="001eae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8">TEXTO HTML</text:p>
      <text:p text:style-name="P3"/>
      <text:p text:style-name="P3"/>
      <text:p text:style-name="P3">Groucho Marx</text:p>
      <text:p text:style-name="P1"/>
      <text:p text:style-name="P1">Julius Henry Marx, más conocido como Groucho Marx (Nueva York, 2 de octubre de 1890-Los Ángeles, 19 de agosto de 1977) fue un actor, humorista y escritor estadounidense, conocido principalmente por ser uno de los hermanos Marx.</text:p>
      <text:p text:style-name="P1"/>
      <text:p text:style-name="P1">¿Qué por qué estaba yo con esa mujer? Porque me recuerda a ti. De hecho, me recuerda a ti mas que </text:p>
      <text:p text:style-name="P1">tú.</text:p>
      <text:p text:style-name="P1"/>
      <text:p text:style-name="P1">Hay tantas cosas en la vida más importantes que el dinero...¡Pero cuestan tanto!</text:p>
      <text:p text:style-name="P1"/>
      <text:p text:style-name="P1">¿Por qué lo llaman amor cuando quieren decir sexo?</text:p>
      <text:p text:style-name="P1"/>
      <text:p text:style-name="P1">¿No es usted la señorita Smith, hija del banquero multimillonario Smith? ¿No? Perdone, por un momento pensé que me había enamorado de usted.</text:p>
      <text:p text:style-name="P1"/>
      <text:p text:style-name="P1">¿Pagar la cuenta? ¡Qué costumbre tan absurda!</text:p>
      <text:p text:style-name="P2"/>
      <text:p text:style-name="P1">No piense mal de mi, señorita, mi interés por usted es puramente sexual.</text:p>
      <text:p text:style-name="P1"/>
      <text:p text:style-name="P7">====================================================================</text:p>
      <text:p text:style-name="P7"/>
      <text:p text:style-name="P1"/>
      <text:p text:style-name="P8">TEXTO XML</text:p>
      <text:p text:style-name="P8"/>
      <text:p text:style-name="P4">&lt;pintores&gt;</text:p>
      <text:p text:style-name="P4"><text:s text:c="2"/>&lt;titulo&gt;Pintores universales&lt;/titulo&gt;</text:p>
      <text:p text:style-name="P4"><text:s text:c="2"/>&lt;pintor id="Goya"&gt;</text:p>
      <text:p text:style-name="P4"><text:s text:c="4"/>&lt;nombre&gt;Francisco de Goya&lt;/nombre&gt;</text:p>
      <text:p text:style-name="P4"><text:s text:c="4"/>&lt;nacido&gt;1746&lt;/nacido&gt;</text:p>
      <text:p text:style-name="P4"><text:s text:c="4"/>&lt;fallecido&gt;1828&lt;/fallecido&gt;</text:p>
      <text:p text:style-name="P4"><text:s text:c="4"/>&lt;nacionalidad&gt;España&lt;/nacionalidad&gt;</text:p>
      <text:p text:style-name="P4"><text:s text:c="2"/>&lt;/pintor&gt;</text:p>
      <text:p text:style-name="P4"><text:s text:c="2"/>&lt;pintor id="Velazquez"&gt;</text:p>
      <text:p text:style-name="P4"><text:s text:c="4"/>&lt;nombre&gt;Diego Velázquez&lt;/nombre&gt;</text:p>
      <text:p text:style-name="P4"><text:s text:c="4"/>&lt;nacido&gt;1599&lt;/nacido&gt;</text:p>
      <text:p text:style-name="P4"><text:s text:c="4"/>&lt;fallecido&gt;1660&lt;/fallecido&gt;</text:p>
      <text:p text:style-name="P4"><text:s text:c="4"/>&lt;nacionalidad&gt;España&lt;/nacionalidad&gt;</text:p>
      <text:p text:style-name="P4"><text:s text:c="2"/>&lt;/pintor&gt;</text:p>
      <text:p text:style-name="P4"><text:s text:c="2"/>&lt;pintor id="Vermeer"&gt;</text:p>
      <text:p text:style-name="P4"><text:s text:c="4"/>&lt;nombre&gt;Johannes Vermeer&lt;/nombre&gt;</text:p>
      <text:p text:style-name="P4"><text:s text:c="4"/>&lt;nacido&gt;1632&lt;/nacido&gt;</text:p>
      <text:p text:style-name="P4"><text:s text:c="4"/>&lt;fallecido&gt;1675&lt;/fallecido&gt;</text:p>
      <text:p text:style-name="P4"><text:s text:c="4"/>&lt;nacionalidad&gt;Holanda&lt;/nacionalidad&gt;</text:p>
      <text:p text:style-name="P4"><text:s text:c="2"/>&lt;/pintor&gt;</text:p>
      <text:p text:style-name="P5">&lt;/pintores&gt;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5:11:26.708000000</meta:creation-date>
    <dc:date>2023-02-04T21:28:43.557000000</dc:date>
    <meta:editing-duration>PT4M48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3" meta:word-count="160" meta:character-count="1372" meta:non-whitespace-character-count="1182"/>
  </office:meta>
</office:document-meta>
</file>